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assoc_50k_2sqr</text:p>
          </table:table-cell>
          <table:table-cell office:value-type="string" calcext:value-type="string">
            <text:p>CPU times</text:p>
          </table:table-cell>
          <table:table-cell office:value-type="float" office:value="30296070" calcext:value-type="float">
            <text:p>30296070</text:p>
          </table:table-cell>
          <table:table-cell office:value-type="float" office:value="50000" calcext:value-type="float">
            <text:p>50000</text:p>
          </table:table-cell>
          <table:table-cell office:value-type="float" office:value="231.522140503" calcext:value-type="float">
            <text:p>231.522140503</text:p>
          </table:table-cell>
          <table:table-cell office:value-type="float" office:value="2.22775197029" calcext:value-type="float">
            <text:p>2.2277519703</text:p>
          </table:table-cell>
          <table:table-cell office:value-type="float" office:value="2.23578095436" calcext:value-type="float">
            <text:p>2.2357809544</text:p>
          </table:table-cell>
          <table:table-cell office:value-type="float" office:value="2.2365398407" calcext:value-type="float">
            <text:p>2.2365398407</text:p>
          </table:table-cell>
          <table:table-cell office:value-type="float" office:value="2.23521780968" calcext:value-type="float">
            <text:p>2.2352178097</text:p>
          </table:table-cell>
          <table:table-cell office:value-type="float" office:value="2.23669600487" calcext:value-type="float">
            <text:p>2.2366960049</text:p>
          </table:table-cell>
          <table:table-cell office:value-type="float" office:value="2.23626995087" calcext:value-type="float">
            <text:p>2.2362699509</text:p>
          </table:table-cell>
          <table:table-cell office:value-type="float" office:value="2.23588585854" calcext:value-type="float">
            <text:p>2.2358858585</text:p>
          </table:table-cell>
          <table:table-cell office:value-type="float" office:value="2.23546481133" calcext:value-type="float">
            <text:p>2.2354648113</text:p>
          </table:table-cell>
          <table:table-cell office:value-type="float" office:value="2.23706793785" calcext:value-type="float">
            <text:p>2.2370679379</text:p>
          </table:table-cell>
        </table:table-row>
        <table:table-row table:style-name="ro1">
          <table:table-cell/>
          <table:table-cell office:value-type="string" calcext:value-type="string">
            <text:p>GPU times</text:p>
          </table:table-cell>
          <table:table-cell office:value-type="float" office:value="30296070" calcext:value-type="float">
            <text:p>30296070</text:p>
          </table:table-cell>
          <table:table-cell office:value-type="float" office:value="50000" calcext:value-type="float">
            <text:p>50000</text:p>
          </table:table-cell>
          <table:table-cell office:value-type="float" office:value="231.522140503" calcext:value-type="float">
            <text:p>231.522140503</text:p>
          </table:table-cell>
          <table:table-cell office:value-type="float" office:value="11.1005651951" calcext:value-type="float">
            <text:p>11.1005651951</text:p>
          </table:table-cell>
          <table:table-cell office:value-type="float" office:value="11.0943520069" calcext:value-type="float">
            <text:p>11.0943520069</text:p>
          </table:table-cell>
          <table:table-cell office:value-type="float" office:value="11.0935928822" calcext:value-type="float">
            <text:p>11.0935928822</text:p>
          </table:table-cell>
          <table:table-cell office:value-type="float" office:value="11.0991740227" calcext:value-type="float">
            <text:p>11.0991740227</text:p>
          </table:table-cell>
          <table:table-cell office:value-type="float" office:value="11.1333949566" calcext:value-type="float">
            <text:p>11.1333949566</text:p>
          </table:table-cell>
          <table:table-cell office:value-type="float" office:value="11.1020748615" calcext:value-type="float">
            <text:p>11.1020748615</text:p>
          </table:table-cell>
          <table:table-cell office:value-type="float" office:value="11.1049449444" calcext:value-type="float">
            <text:p>11.1049449444</text:p>
          </table:table-cell>
          <table:table-cell office:value-type="float" office:value="11.1034519672" calcext:value-type="float">
            <text:p>11.1034519672</text:p>
          </table:table-cell>
          <table:table-cell office:value-type="float" office:value="11.1082468033" calcext:value-type="float">
            <text:p>11.1082468033</text:p>
          </table:table-cell>
        </table:table-row>
        <table:table-row table:style-name="ro1">
          <table:table-cell/>
          <table:table-cell office:value-type="string" calcext:value-type="string">
            <text:p>CPU costs</text:p>
          </table:table-cell>
          <table:table-cell office:value-type="float" office:value="30296070" calcext:value-type="float">
            <text:p>30296070</text:p>
          </table:table-cell>
          <table:table-cell office:value-type="float" office:value="50000" calcext:value-type="float">
            <text:p>50000</text:p>
          </table:table-cell>
          <table:table-cell office:value-type="float" office:value="231.522140503" calcext:value-type="float">
            <text:p>231.522140503</text:p>
          </table:table-cell>
          <table:table-cell table:number-columns-repeated="9" office:value-type="float" office:value="395887" calcext:value-type="float">
            <text:p>395887</text:p>
          </table:table-cell>
        </table:table-row>
        <table:table-row table:style-name="ro1">
          <table:table-cell/>
          <table:table-cell office:value-type="string" calcext:value-type="string">
            <text:p>GPU costs</text:p>
          </table:table-cell>
          <table:table-cell office:value-type="float" office:value="30296070" calcext:value-type="float">
            <text:p>30296070</text:p>
          </table:table-cell>
          <table:table-cell office:value-type="float" office:value="50000" calcext:value-type="float">
            <text:p>50000</text:p>
          </table:table-cell>
          <table:table-cell office:value-type="float" office:value="231.522140503" calcext:value-type="float">
            <text:p>231.522140503</text:p>
          </table:table-cell>
          <table:table-cell table:number-columns-repeated="9" office:value-type="float" office:value="395887" calcext:value-type="float">
            <text:p>395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roptera </meta:initial-creator>
    <meta:creation-date>2015-10-09T13:44:24.195464757</meta:creation-date>
    <dc:date>2015-10-09T13:45:07.793748295</dc:date>
    <dc:creator>chiroptera </dc:creator>
    <meta:editing-duration>P0D</meta:editing-duration>
    <meta:editing-cycles>1</meta:editing-cycles>
    <meta:document-statistic meta:table-count="1" meta:cell-count="53" meta:object-count="0"/>
    <meta:generator>LibreOffice/4.2.8.2$Linux_X86_64 LibreOffice_project/420m0$Build-2</meta:generator>
  </office:meta>
</office:document-meta>
</file>